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135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135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samp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</table:table-row>
        <table:table-row table:style-name="ro1">
          <table:table-cell office:value-type="string">
            <text:p>./grid_2_2.lp</text:p>
          </table:table-cell>
          <table:table-cell office:value-type="float" office:value="0.709043"/>
          <table:table-cell office:value-type="float" office:value="0.016"/>
          <table:table-cell office:value-type="float" office:value="0.0"/>
          <table:table-cell office:value-type="float" office:value="22.0"/>
          <table:table-cell office:value-type="float" office:value="0.0"/>
          <table:table-cell office:value-type="float" office:value="2341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693043"/>
          <table:table-cell office:value-type="float" office:value="0.891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</table:table-row>
        <table:table-row table:style-name="ro1">
          <table:table-cell office:value-type="string">
            <text:p>./grid_3_2.lp</text:p>
          </table:table-cell>
          <table:table-cell office:value-type="float" office:value="0.756154"/>
          <table:table-cell office:value-type="float" office:value="0.025"/>
          <table:table-cell office:value-type="float" office:value="0.0"/>
          <table:table-cell office:value-type="float" office:value="73.0"/>
          <table:table-cell office:value-type="float" office:value="0.0"/>
          <table:table-cell office:value-type="float" office:value="2339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31154"/>
          <table:table-cell office:value-type="float" office:value="0.8748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</table:table-row>
        <table:table-row table:style-name="ro1">
          <table:table-cell office:value-type="string">
            <text:p>./grid_3_3.lp</text:p>
          </table:table-cell>
          <table:table-cell office:value-type="float" office:value="0.751767"/>
          <table:table-cell office:value-type="float" office:value="0.027"/>
          <table:table-cell office:value-type="float" office:value="0.01"/>
          <table:table-cell office:value-type="float" office:value="527.0"/>
          <table:table-cell office:value-type="float" office:value="0.0"/>
          <table:table-cell office:value-type="float" office:value="2339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247669999999999"/>
          <table:table-cell office:value-type="float" office:value="0.87727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</table:table-row>
        <table:table-row table:style-name="ro1">
          <table:table-cell office:value-type="string">
            <text:p>./grid_4_2.lp</text:p>
          </table:table-cell>
          <table:table-cell office:value-type="float" office:value="0.760641"/>
          <table:table-cell office:value-type="float" office:value="0.024"/>
          <table:table-cell office:value-type="float" office:value="0.01"/>
          <table:table-cell office:value-type="float" office:value="269.0"/>
          <table:table-cell office:value-type="float" office:value="0.0"/>
          <table:table-cell office:value-type="float" office:value="2339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36641"/>
          <table:table-cell office:value-type="float" office:value="0.85293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</table:table-row>
        <table:table-row table:style-name="ro1">
          <table:table-cell office:value-type="string">
            <text:p>./grid_4_3.lp</text:p>
          </table:table-cell>
          <table:table-cell office:value-type="float" office:value="0.870654"/>
          <table:table-cell office:value-type="float" office:value="0.094"/>
          <table:table-cell office:value-type="float" office:value="0.07"/>
          <table:table-cell office:value-type="float" office:value="4119.0"/>
          <table:table-cell office:value-type="float" office:value="0.0"/>
          <table:table-cell office:value-type="float" office:value="2344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766540000000001"/>
          <table:table-cell office:value-type="float" office:value="0.87253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</table:table-row>
        <table:table-row table:style-name="ro1">
          <table:table-cell office:value-type="string">
            <text:p>./grid_4_4.lp</text:p>
          </table:table-cell>
          <table:table-cell office:value-type="float" office:value="1.75288"/>
          <table:table-cell office:value-type="float" office:value="0.998"/>
          <table:table-cell office:value-type="float" office:value="0.97"/>
          <table:table-cell office:value-type="float" office:value="65571.0"/>
          <table:table-cell office:value-type="float" office:value="0.0"/>
          <table:table-cell office:value-type="float" office:value="2446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5488"/>
          <table:table-cell office:value-type="float" office:value="0.87453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</table:table-row>
        <table:table-row table:style-name="ro1">
          <table:table-cell office:value-type="string">
            <text:p>./grid_5_2.lp</text:p>
          </table:table-cell>
          <table:table-cell office:value-type="float" office:value="0.795796"/>
          <table:table-cell office:value-type="float" office:value="0.036"/>
          <table:table-cell office:value-type="float" office:value="0.01"/>
          <table:table-cell office:value-type="float" office:value="1041.0"/>
          <table:table-cell office:value-type="float" office:value="0.0"/>
          <table:table-cell office:value-type="float" office:value="2324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597959999999999"/>
          <table:table-cell office:value-type="float" office:value="0.82669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</table:table-row>
        <table:table-row table:style-name="ro1">
          <table:table-cell office:value-type="string">
            <text:p>./grid_5_3.lp</text:p>
          </table:table-cell>
          <table:table-cell office:value-type="float" office:value="1.30478"/>
          <table:table-cell office:value-type="float" office:value="0.494"/>
          <table:table-cell office:value-type="float" office:value="0.47"/>
          <table:table-cell office:value-type="float" office:value="32806.0"/>
          <table:table-cell office:value-type="float" office:value="0.0"/>
          <table:table-cell office:value-type="float" office:value="2383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107800000000001"/>
          <table:table-cell office:value-type="float" office:value="0.86497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</table:table-row>
        <table:table-row table:style-name="ro1">
          <table:table-cell office:value-type="string">
            <text:p>./grid_5_4.lp</text:p>
          </table:table-cell>
          <table:table-cell office:value-type="float" office:value="5.43787"/>
          <table:table-cell office:value-type="float" office:value="4.622"/>
          <table:table-cell office:value-type="float" office:value="4.6"/>
          <table:table-cell office:value-type="float" office:value="192163.0"/>
          <table:table-cell office:value-type="float" office:value="0.0"/>
          <table:table-cell office:value-type="float" office:value="2690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158700000000003"/>
          <table:table-cell office:value-type="float" office:value="0.87325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</table:table-row>
        <table:table-row table:style-name="ro1">
          <table:table-cell office:value-type="string">
            <text:p>./grid_5_5.lp</text:p>
          </table:table-cell>
          <table:table-cell office:value-type="float" office:value="5.13909"/>
          <table:table-cell office:value-type="float" office:value="4.219"/>
          <table:table-cell office:value-type="float" office:value="4.2"/>
          <table:table-cell office:value-type="float" office:value="200049.0"/>
          <table:table-cell office:value-type="float" office:value="0.0"/>
          <table:table-cell office:value-type="float" office:value="27194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9200900000000001"/>
          <table:table-cell office:value-type="float" office:value="0.87732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</table:table-row>
        <table:table-row table:style-name="ro1">
          <table:table-cell office:value-type="string">
            <text:p>./grid_6_2.lp</text:p>
          </table:table-cell>
          <table:table-cell office:value-type="float" office:value="0.738569"/>
          <table:table-cell office:value-type="float" office:value="0.076"/>
          <table:table-cell office:value-type="float" office:value="0.06"/>
          <table:table-cell office:value-type="float" office:value="4122.0"/>
          <table:table-cell office:value-type="float" office:value="0.0"/>
          <table:table-cell office:value-type="float" office:value="2344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6625690000000001"/>
          <table:table-cell office:value-type="float" office:value="0.79716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</table:table-row>
        <table:table-row table:style-name="ro1">
          <table:table-cell office:value-type="string">
            <text:p>./grid_6_3.lp</text:p>
          </table:table-cell>
          <table:table-cell office:value-type="float" office:value="2.7492"/>
          <table:table-cell office:value-type="float" office:value="1.978"/>
          <table:table-cell office:value-type="float" office:value="1.95"/>
          <table:table-cell office:value-type="float" office:value="116830.0"/>
          <table:table-cell office:value-type="float" office:value="0.0"/>
          <table:table-cell office:value-type="float" office:value="2533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712000000000001"/>
          <table:table-cell office:value-type="float" office:value="0.85496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</table:table-row>
        <table:table-row table:style-name="ro1">
          <table:table-cell office:value-type="string">
            <text:p>./grid_6_4.lp</text:p>
          </table:table-cell>
          <table:table-cell office:value-type="float" office:value="4.7226"/>
          <table:table-cell office:value-type="float" office:value="3.834"/>
          <table:table-cell office:value-type="float" office:value="3.81"/>
          <table:table-cell office:value-type="float" office:value="200050.0"/>
          <table:table-cell office:value-type="float" office:value="0.0"/>
          <table:table-cell office:value-type="float" office:value="266008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885999999999998"/>
          <table:table-cell office:value-type="float" office:value="0.87335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</table:table-row>
        <table:table-row table:style-name="ro1">
          <table:table-cell office:value-type="string">
            <text:p>./grid_6_5.lp</text:p>
          </table:table-cell>
          <table:table-cell office:value-type="float" office:value="4.18375"/>
          <table:table-cell office:value-type="float" office:value="3.355"/>
          <table:table-cell office:value-type="float" office:value="3.33"/>
          <table:table-cell office:value-type="float" office:value="200045.0"/>
          <table:table-cell office:value-type="float" office:value="0.0"/>
          <table:table-cell office:value-type="float" office:value="26345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287499999999999"/>
          <table:table-cell office:value-type="float" office:value="0.88347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</table:table-row>
        <table:table-row table:style-name="ro1">
          <table:table-cell office:value-type="string">
            <text:p>./grid_6_6.lp</text:p>
          </table:table-cell>
          <table:table-cell office:value-type="float" office:value="5.56319"/>
          <table:table-cell office:value-type="float" office:value="4.636"/>
          <table:table-cell office:value-type="float" office:value="4.61"/>
          <table:table-cell office:value-type="float" office:value="200064.0"/>
          <table:table-cell office:value-type="float" office:value="0.0"/>
          <table:table-cell office:value-type="float" office:value="26872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9271899999999995"/>
          <table:table-cell office:value-type="float" office:value="0.88485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</table:table-row>
        <table:table-row table:style-name="ro1">
          <table:table-cell office:value-type="string">
            <text:p>./grid_7_2.lp</text:p>
          </table:table-cell>
          <table:table-cell office:value-type="float" office:value="1.02511"/>
          <table:table-cell office:value-type="float" office:value="0.25"/>
          <table:table-cell office:value-type="float" office:value="0.22"/>
          <table:table-cell office:value-type="float" office:value="16416.0"/>
          <table:table-cell office:value-type="float" office:value="0.0"/>
          <table:table-cell office:value-type="float" office:value="2353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7511"/>
          <table:table-cell office:value-type="float" office:value="0.76527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</table:table-row>
        <table:table-row table:style-name="ro1">
          <table:table-cell office:value-type="string">
            <text:p>./grid_7_3.lp</text:p>
          </table:table-cell>
          <table:table-cell office:value-type="float" office:value="3.98558"/>
          <table:table-cell office:value-type="float" office:value="3.088"/>
          <table:table-cell office:value-type="float" office:value="3.06"/>
          <table:table-cell office:value-type="float" office:value="184936.0"/>
          <table:table-cell office:value-type="float" office:value="0.0"/>
          <table:table-cell office:value-type="float" office:value="2671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9758"/>
          <table:table-cell office:value-type="float" office:value="0.84403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</table:table-row>
        <table:table-row table:style-name="ro1">
          <table:table-cell office:value-type="string">
            <text:p>./grid_7_4.lp</text:p>
          </table:table-cell>
          <table:table-cell office:value-type="float" office:value="5.22313"/>
          <table:table-cell office:value-type="float" office:value="4.477"/>
          <table:table-cell office:value-type="float" office:value="4.45"/>
          <table:table-cell office:value-type="float" office:value="200055.0"/>
          <table:table-cell office:value-type="float" office:value="0.0"/>
          <table:table-cell office:value-type="float" office:value="269728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4613"/>
          <table:table-cell office:value-type="float" office:value="0.87802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</table:table-row>
        <table:table-row table:style-name="ro1">
          <table:table-cell office:value-type="string">
            <text:p>./grid_7_5.lp</text:p>
          </table:table-cell>
          <table:table-cell office:value-type="float" office:value="5.30725"/>
          <table:table-cell office:value-type="float" office:value="4.469"/>
          <table:table-cell office:value-type="float" office:value="4.44"/>
          <table:table-cell office:value-type="float" office:value="200063.0"/>
          <table:table-cell office:value-type="float" office:value="0.0"/>
          <table:table-cell office:value-type="float" office:value="27237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382499999999995"/>
          <table:table-cell office:value-type="float" office:value="0.88434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</table:table-row>
        <table:table-row table:style-name="ro1">
          <table:table-cell office:value-type="string">
            <text:p>./grid_7_6.lp</text:p>
          </table:table-cell>
          <table:table-cell office:value-type="float" office:value="4.70655"/>
          <table:table-cell office:value-type="float" office:value="3.817"/>
          <table:table-cell office:value-type="float" office:value="3.79"/>
          <table:table-cell office:value-type="float" office:value="200064.0"/>
          <table:table-cell office:value-type="float" office:value="0.0"/>
          <table:table-cell office:value-type="float" office:value="26804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895499999999998"/>
          <table:table-cell office:value-type="float" office:value="0.89289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</table:table-row>
        <table:table-row table:style-name="ro1">
          <table:table-cell office:value-type="string">
            <text:p>./grid_7_7.lp</text:p>
          </table:table-cell>
          <table:table-cell office:value-type="float" office:value="4.96007"/>
          <table:table-cell office:value-type="float" office:value="4.121"/>
          <table:table-cell office:value-type="float" office:value="4.09"/>
          <table:table-cell office:value-type="float" office:value="200066.0"/>
          <table:table-cell office:value-type="float" office:value="0.0"/>
          <table:table-cell office:value-type="float" office:value="26389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390699999999995"/>
          <table:table-cell office:value-type="float" office:value="0.89297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IN([.$L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EDIAN([.$L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  <table:table-cell table:formula="of:=MAX([.$L23])" office:value-type="float"/>
        </table:table-row>
        <table:table-row table:style-name="ro1">
          <table:table-cell office:value-type="string">
            <text:p>./grid_8_2.lp</text:p>
          </table:table-cell>
          <table:table-cell office:value-type="float" office:value="1.83286"/>
          <table:table-cell office:value-type="float" office:value="1.028"/>
          <table:table-cell office:value-type="float" office:value="1.0"/>
          <table:table-cell office:value-type="float" office:value="65578.0"/>
          <table:table-cell office:value-type="float" office:value="0.0"/>
          <table:table-cell office:value-type="float" office:value="2422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048599999999999"/>
          <table:table-cell office:value-type="float" office:value="0.73179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IN([.$L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EDIAN([.$L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  <table:table-cell table:formula="of:=MAX([.$L24])" office:value-type="float"/>
        </table:table-row>
        <table:table-row table:style-name="ro1">
          <table:table-cell office:value-type="string">
            <text:p>./grid_8_3.lp</text:p>
          </table:table-cell>
          <table:table-cell office:value-type="float" office:value="4.26725"/>
          <table:table-cell office:value-type="float" office:value="3.501"/>
          <table:table-cell office:value-type="float" office:value="3.48"/>
          <table:table-cell office:value-type="float" office:value="200053.0"/>
          <table:table-cell office:value-type="float" office:value="0.0"/>
          <table:table-cell office:value-type="float" office:value="26918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662499999999999"/>
          <table:table-cell office:value-type="float" office:value="0.83497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IN([.$L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EDIAN([.$L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  <table:table-cell table:formula="of:=MAX([.$L25])" office:value-type="float"/>
        </table:table-row>
        <table:table-row table:style-name="ro1">
          <table:table-cell office:value-type="string">
            <text:p>./grid_8_4.lp</text:p>
          </table:table-cell>
          <table:table-cell office:value-type="float" office:value="4.73289"/>
          <table:table-cell office:value-type="float" office:value="3.921"/>
          <table:table-cell office:value-type="float" office:value="3.9"/>
          <table:table-cell office:value-type="float" office:value="200053.0"/>
          <table:table-cell office:value-type="float" office:value="0.0"/>
          <table:table-cell office:value-type="float" office:value="26409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118900000000004"/>
          <table:table-cell office:value-type="float" office:value="0.87807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IN([.$L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EDIAN([.$L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  <table:table-cell table:formula="of:=MAX([.$L26])" office:value-type="float"/>
        </table:table-row>
        <table:table-row table:style-name="ro1">
          <table:table-cell office:value-type="string">
            <text:p>./grid_8_5.lp</text:p>
          </table:table-cell>
          <table:table-cell office:value-type="float" office:value="6.07726"/>
          <table:table-cell office:value-type="float" office:value="5.232"/>
          <table:table-cell office:value-type="float" office:value="5.21"/>
          <table:table-cell office:value-type="float" office:value="200071.0"/>
          <table:table-cell office:value-type="float" office:value="0.0"/>
          <table:table-cell office:value-type="float" office:value="27147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452599999999997"/>
          <table:table-cell office:value-type="float" office:value="0.8898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IN([.$L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EDIAN([.$L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  <table:table-cell table:formula="of:=MAX([.$L27])" office:value-type="float"/>
        </table:table-row>
        <table:table-row table:style-name="ro1">
          <table:table-cell office:value-type="string">
            <text:p>./grid_8_6.lp</text:p>
          </table:table-cell>
          <table:table-cell office:value-type="float" office:value="4.59839"/>
          <table:table-cell office:value-type="float" office:value="3.877"/>
          <table:table-cell office:value-type="float" office:value="3.85"/>
          <table:table-cell office:value-type="float" office:value="200066.0"/>
          <table:table-cell office:value-type="float" office:value="0.0"/>
          <table:table-cell office:value-type="float" office:value="26798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213900000000004"/>
          <table:table-cell office:value-type="float" office:value="0.89294"/>
          <table:table-cell table:formula="of:=MIN([.$B28])" office:value-type="float"/>
          <table:table-cell table:formula="of:=MIN([.$C28])" office:value-type="float"/>
          <table:table-cell table:formula="of:=MIN([.$D28])" office:value-type="float"/>
          <table:table-cell table:formula="of:=MIN([.$E28])" office:value-type="float"/>
          <table:table-cell table:formula="of:=MIN([.$F28])" office:value-type="float"/>
          <table:table-cell table:formula="of:=MIN([.$G28])" office:value-type="float"/>
          <table:table-cell table:formula="of:=MIN([.$H28])" office:value-type="float"/>
          <table:table-cell table:formula="of:=MIN([.$I28])" office:value-type="float"/>
          <table:table-cell table:formula="of:=MIN([.$J28])" office:value-type="float"/>
          <table:table-cell table:formula="of:=MIN([.$K28])" office:value-type="float"/>
          <table:table-cell table:formula="of:=MIN([.$L28])" office:value-type="float"/>
          <table:table-cell table:formula="of:=MEDIAN([.$B28])" office:value-type="float"/>
          <table:table-cell table:formula="of:=MEDIAN([.$C28])" office:value-type="float"/>
          <table:table-cell table:formula="of:=MEDIAN([.$D28])" office:value-type="float"/>
          <table:table-cell table:formula="of:=MEDIAN([.$E28])" office:value-type="float"/>
          <table:table-cell table:formula="of:=MEDIAN([.$F28])" office:value-type="float"/>
          <table:table-cell table:formula="of:=MEDIAN([.$G28])" office:value-type="float"/>
          <table:table-cell table:formula="of:=MEDIAN([.$H28])" office:value-type="float"/>
          <table:table-cell table:formula="of:=MEDIAN([.$I28])" office:value-type="float"/>
          <table:table-cell table:formula="of:=MEDIAN([.$J28])" office:value-type="float"/>
          <table:table-cell table:formula="of:=MEDIAN([.$K28])" office:value-type="float"/>
          <table:table-cell table:formula="of:=MEDIAN([.$L28])" office:value-type="float"/>
          <table:table-cell table:formula="of:=MAX([.$B28])" office:value-type="float"/>
          <table:table-cell table:formula="of:=MAX([.$C28])" office:value-type="float"/>
          <table:table-cell table:formula="of:=MAX([.$D28])" office:value-type="float"/>
          <table:table-cell table:formula="of:=MAX([.$E28])" office:value-type="float"/>
          <table:table-cell table:formula="of:=MAX([.$F28])" office:value-type="float"/>
          <table:table-cell table:formula="of:=MAX([.$G28])" office:value-type="float"/>
          <table:table-cell table:formula="of:=MAX([.$H28])" office:value-type="float"/>
          <table:table-cell table:formula="of:=MAX([.$I28])" office:value-type="float"/>
          <table:table-cell table:formula="of:=MAX([.$J28])" office:value-type="float"/>
          <table:table-cell table:formula="of:=MAX([.$K28])" office:value-type="float"/>
          <table:table-cell table:formula="of:=MAX([.$L28])" office:value-type="float"/>
        </table:table-row>
        <table:table-row table:style-name="ro1">
          <table:table-cell office:value-type="string">
            <text:p>./grid_8_7.lp</text:p>
          </table:table-cell>
          <table:table-cell office:value-type="float" office:value="5.30903"/>
          <table:table-cell office:value-type="float" office:value="4.466"/>
          <table:table-cell office:value-type="float" office:value="4.43"/>
          <table:table-cell office:value-type="float" office:value="200067.0"/>
          <table:table-cell office:value-type="float" office:value="0.0"/>
          <table:table-cell office:value-type="float" office:value="27237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430299999999997"/>
          <table:table-cell office:value-type="float" office:value="0.89319"/>
          <table:table-cell table:formula="of:=MIN([.$B29])" office:value-type="float"/>
          <table:table-cell table:formula="of:=MIN([.$C29])" office:value-type="float"/>
          <table:table-cell table:formula="of:=MIN([.$D29])" office:value-type="float"/>
          <table:table-cell table:formula="of:=MIN([.$E29])" office:value-type="float"/>
          <table:table-cell table:formula="of:=MIN([.$F29])" office:value-type="float"/>
          <table:table-cell table:formula="of:=MIN([.$G29])" office:value-type="float"/>
          <table:table-cell table:formula="of:=MIN([.$H29])" office:value-type="float"/>
          <table:table-cell table:formula="of:=MIN([.$I29])" office:value-type="float"/>
          <table:table-cell table:formula="of:=MIN([.$J29])" office:value-type="float"/>
          <table:table-cell table:formula="of:=MIN([.$K29])" office:value-type="float"/>
          <table:table-cell table:formula="of:=MIN([.$L29])" office:value-type="float"/>
          <table:table-cell table:formula="of:=MEDIAN([.$B29])" office:value-type="float"/>
          <table:table-cell table:formula="of:=MEDIAN([.$C29])" office:value-type="float"/>
          <table:table-cell table:formula="of:=MEDIAN([.$D29])" office:value-type="float"/>
          <table:table-cell table:formula="of:=MEDIAN([.$E29])" office:value-type="float"/>
          <table:table-cell table:formula="of:=MEDIAN([.$F29])" office:value-type="float"/>
          <table:table-cell table:formula="of:=MEDIAN([.$G29])" office:value-type="float"/>
          <table:table-cell table:formula="of:=MEDIAN([.$H29])" office:value-type="float"/>
          <table:table-cell table:formula="of:=MEDIAN([.$I29])" office:value-type="float"/>
          <table:table-cell table:formula="of:=MEDIAN([.$J29])" office:value-type="float"/>
          <table:table-cell table:formula="of:=MEDIAN([.$K29])" office:value-type="float"/>
          <table:table-cell table:formula="of:=MEDIAN([.$L29])" office:value-type="float"/>
          <table:table-cell table:formula="of:=MAX([.$B29])" office:value-type="float"/>
          <table:table-cell table:formula="of:=MAX([.$C29])" office:value-type="float"/>
          <table:table-cell table:formula="of:=MAX([.$D29])" office:value-type="float"/>
          <table:table-cell table:formula="of:=MAX([.$E29])" office:value-type="float"/>
          <table:table-cell table:formula="of:=MAX([.$F29])" office:value-type="float"/>
          <table:table-cell table:formula="of:=MAX([.$G29])" office:value-type="float"/>
          <table:table-cell table:formula="of:=MAX([.$H29])" office:value-type="float"/>
          <table:table-cell table:formula="of:=MAX([.$I29])" office:value-type="float"/>
          <table:table-cell table:formula="of:=MAX([.$J29])" office:value-type="float"/>
          <table:table-cell table:formula="of:=MAX([.$K29])" office:value-type="float"/>
          <table:table-cell table:formula="of:=MAX([.$L29])" office:value-type="float"/>
        </table:table-row>
        <table:table-row table:style-name="ro1">
          <table:table-cell office:value-type="string">
            <text:p>./grid_8_8.lp</text:p>
          </table:table-cell>
          <table:table-cell office:value-type="float" office:value="6.13358"/>
          <table:table-cell office:value-type="float" office:value="5.245"/>
          <table:table-cell office:value-type="float" office:value="5.21"/>
          <table:table-cell office:value-type="float" office:value="200078.0"/>
          <table:table-cell office:value-type="float" office:value="0.0"/>
          <table:table-cell office:value-type="float" office:value="27110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885800000000001"/>
          <table:table-cell office:value-type="float" office:value="0.89354"/>
          <table:table-cell table:formula="of:=MIN([.$B30])" office:value-type="float"/>
          <table:table-cell table:formula="of:=MIN([.$C30])" office:value-type="float"/>
          <table:table-cell table:formula="of:=MIN([.$D30])" office:value-type="float"/>
          <table:table-cell table:formula="of:=MIN([.$E30])" office:value-type="float"/>
          <table:table-cell table:formula="of:=MIN([.$F30])" office:value-type="float"/>
          <table:table-cell table:formula="of:=MIN([.$G30])" office:value-type="float"/>
          <table:table-cell table:formula="of:=MIN([.$H30])" office:value-type="float"/>
          <table:table-cell table:formula="of:=MIN([.$I30])" office:value-type="float"/>
          <table:table-cell table:formula="of:=MIN([.$J30])" office:value-type="float"/>
          <table:table-cell table:formula="of:=MIN([.$K30])" office:value-type="float"/>
          <table:table-cell table:formula="of:=MIN([.$L30])" office:value-type="float"/>
          <table:table-cell table:formula="of:=MEDIAN([.$B30])" office:value-type="float"/>
          <table:table-cell table:formula="of:=MEDIAN([.$C30])" office:value-type="float"/>
          <table:table-cell table:formula="of:=MEDIAN([.$D30])" office:value-type="float"/>
          <table:table-cell table:formula="of:=MEDIAN([.$E30])" office:value-type="float"/>
          <table:table-cell table:formula="of:=MEDIAN([.$F30])" office:value-type="float"/>
          <table:table-cell table:formula="of:=MEDIAN([.$G30])" office:value-type="float"/>
          <table:table-cell table:formula="of:=MEDIAN([.$H30])" office:value-type="float"/>
          <table:table-cell table:formula="of:=MEDIAN([.$I30])" office:value-type="float"/>
          <table:table-cell table:formula="of:=MEDIAN([.$J30])" office:value-type="float"/>
          <table:table-cell table:formula="of:=MEDIAN([.$K30])" office:value-type="float"/>
          <table:table-cell table:formula="of:=MEDIAN([.$L30])" office:value-type="float"/>
          <table:table-cell table:formula="of:=MAX([.$B30])" office:value-type="float"/>
          <table:table-cell table:formula="of:=MAX([.$C30])" office:value-type="float"/>
          <table:table-cell table:formula="of:=MAX([.$D30])" office:value-type="float"/>
          <table:table-cell table:formula="of:=MAX([.$E30])" office:value-type="float"/>
          <table:table-cell table:formula="of:=MAX([.$F30])" office:value-type="float"/>
          <table:table-cell table:formula="of:=MAX([.$G30])" office:value-type="float"/>
          <table:table-cell table:formula="of:=MAX([.$H30])" office:value-type="float"/>
          <table:table-cell table:formula="of:=MAX([.$I30])" office:value-type="float"/>
          <table:table-cell table:formula="of:=MAX([.$J30])" office:value-type="float"/>
          <table:table-cell table:formula="of:=MAX([.$K30])" office:value-type="float"/>
          <table:table-cell table:formula="of:=MAX([.$L30])" office:value-type="float"/>
        </table:table-row>
        <table:table-row table:style-name="ro1">
          <table:table-cell office:value-type="string">
            <text:p>./grid_9_2.lp</text:p>
          </table:table-cell>
          <table:table-cell office:value-type="float" office:value="2.42146"/>
          <table:table-cell office:value-type="float" office:value="1.6"/>
          <table:table-cell office:value-type="float" office:value="1.57"/>
          <table:table-cell office:value-type="float" office:value="102601.0"/>
          <table:table-cell office:value-type="float" office:value="0.0"/>
          <table:table-cell office:value-type="float" office:value="2469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214600000000001"/>
          <table:table-cell office:value-type="float" office:value="0.69738"/>
          <table:table-cell table:formula="of:=MIN([.$B31])" office:value-type="float"/>
          <table:table-cell table:formula="of:=MIN([.$C31])" office:value-type="float"/>
          <table:table-cell table:formula="of:=MIN([.$D31])" office:value-type="float"/>
          <table:table-cell table:formula="of:=MIN([.$E31])" office:value-type="float"/>
          <table:table-cell table:formula="of:=MIN([.$F31])" office:value-type="float"/>
          <table:table-cell table:formula="of:=MIN([.$G31])" office:value-type="float"/>
          <table:table-cell table:formula="of:=MIN([.$H31])" office:value-type="float"/>
          <table:table-cell table:formula="of:=MIN([.$I31])" office:value-type="float"/>
          <table:table-cell table:formula="of:=MIN([.$J31])" office:value-type="float"/>
          <table:table-cell table:formula="of:=MIN([.$K31])" office:value-type="float"/>
          <table:table-cell table:formula="of:=MIN([.$L31])" office:value-type="float"/>
          <table:table-cell table:formula="of:=MEDIAN([.$B31])" office:value-type="float"/>
          <table:table-cell table:formula="of:=MEDIAN([.$C31])" office:value-type="float"/>
          <table:table-cell table:formula="of:=MEDIAN([.$D31])" office:value-type="float"/>
          <table:table-cell table:formula="of:=MEDIAN([.$E31])" office:value-type="float"/>
          <table:table-cell table:formula="of:=MEDIAN([.$F31])" office:value-type="float"/>
          <table:table-cell table:formula="of:=MEDIAN([.$G31])" office:value-type="float"/>
          <table:table-cell table:formula="of:=MEDIAN([.$H31])" office:value-type="float"/>
          <table:table-cell table:formula="of:=MEDIAN([.$I31])" office:value-type="float"/>
          <table:table-cell table:formula="of:=MEDIAN([.$J31])" office:value-type="float"/>
          <table:table-cell table:formula="of:=MEDIAN([.$K31])" office:value-type="float"/>
          <table:table-cell table:formula="of:=MEDIAN([.$L31])" office:value-type="float"/>
          <table:table-cell table:formula="of:=MAX([.$B31])" office:value-type="float"/>
          <table:table-cell table:formula="of:=MAX([.$C31])" office:value-type="float"/>
          <table:table-cell table:formula="of:=MAX([.$D31])" office:value-type="float"/>
          <table:table-cell table:formula="of:=MAX([.$E31])" office:value-type="float"/>
          <table:table-cell table:formula="of:=MAX([.$F31])" office:value-type="float"/>
          <table:table-cell table:formula="of:=MAX([.$G31])" office:value-type="float"/>
          <table:table-cell table:formula="of:=MAX([.$H31])" office:value-type="float"/>
          <table:table-cell table:formula="of:=MAX([.$I31])" office:value-type="float"/>
          <table:table-cell table:formula="of:=MAX([.$J31])" office:value-type="float"/>
          <table:table-cell table:formula="of:=MAX([.$K31])" office:value-type="float"/>
          <table:table-cell table:formula="of:=MAX([.$L31])" office:value-type="float"/>
        </table:table-row>
        <table:table-row table:style-name="ro1">
          <table:table-cell office:value-type="string">
            <text:p>./grid_9_3.lp</text:p>
          </table:table-cell>
          <table:table-cell office:value-type="float" office:value="4.66621"/>
          <table:table-cell office:value-type="float" office:value="3.868"/>
          <table:table-cell office:value-type="float" office:value="3.84"/>
          <table:table-cell office:value-type="float" office:value="200056.0"/>
          <table:table-cell office:value-type="float" office:value="0.0"/>
          <table:table-cell office:value-type="float" office:value="269668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982100000000005"/>
          <table:table-cell office:value-type="float" office:value="0.83129"/>
          <table:table-cell table:formula="of:=MIN([.$B32])" office:value-type="float"/>
          <table:table-cell table:formula="of:=MIN([.$C32])" office:value-type="float"/>
          <table:table-cell table:formula="of:=MIN([.$D32])" office:value-type="float"/>
          <table:table-cell table:formula="of:=MIN([.$E32])" office:value-type="float"/>
          <table:table-cell table:formula="of:=MIN([.$F32])" office:value-type="float"/>
          <table:table-cell table:formula="of:=MIN([.$G32])" office:value-type="float"/>
          <table:table-cell table:formula="of:=MIN([.$H32])" office:value-type="float"/>
          <table:table-cell table:formula="of:=MIN([.$I32])" office:value-type="float"/>
          <table:table-cell table:formula="of:=MIN([.$J32])" office:value-type="float"/>
          <table:table-cell table:formula="of:=MIN([.$K32])" office:value-type="float"/>
          <table:table-cell table:formula="of:=MIN([.$L32])" office:value-type="float"/>
          <table:table-cell table:formula="of:=MEDIAN([.$B32])" office:value-type="float"/>
          <table:table-cell table:formula="of:=MEDIAN([.$C32])" office:value-type="float"/>
          <table:table-cell table:formula="of:=MEDIAN([.$D32])" office:value-type="float"/>
          <table:table-cell table:formula="of:=MEDIAN([.$E32])" office:value-type="float"/>
          <table:table-cell table:formula="of:=MEDIAN([.$F32])" office:value-type="float"/>
          <table:table-cell table:formula="of:=MEDIAN([.$G32])" office:value-type="float"/>
          <table:table-cell table:formula="of:=MEDIAN([.$H32])" office:value-type="float"/>
          <table:table-cell table:formula="of:=MEDIAN([.$I32])" office:value-type="float"/>
          <table:table-cell table:formula="of:=MEDIAN([.$J32])" office:value-type="float"/>
          <table:table-cell table:formula="of:=MEDIAN([.$K32])" office:value-type="float"/>
          <table:table-cell table:formula="of:=MEDIAN([.$L32])" office:value-type="float"/>
          <table:table-cell table:formula="of:=MAX([.$B32])" office:value-type="float"/>
          <table:table-cell table:formula="of:=MAX([.$C32])" office:value-type="float"/>
          <table:table-cell table:formula="of:=MAX([.$D32])" office:value-type="float"/>
          <table:table-cell table:formula="of:=MAX([.$E32])" office:value-type="float"/>
          <table:table-cell table:formula="of:=MAX([.$F32])" office:value-type="float"/>
          <table:table-cell table:formula="of:=MAX([.$G32])" office:value-type="float"/>
          <table:table-cell table:formula="of:=MAX([.$H32])" office:value-type="float"/>
          <table:table-cell table:formula="of:=MAX([.$I32])" office:value-type="float"/>
          <table:table-cell table:formula="of:=MAX([.$J32])" office:value-type="float"/>
          <table:table-cell table:formula="of:=MAX([.$K32])" office:value-type="float"/>
          <table:table-cell table:formula="of:=MAX([.$L32])" office:value-type="float"/>
        </table:table-row>
        <table:table-row table:style-name="ro1">
          <table:table-cell office:value-type="string">
            <text:p>./grid_9_4.lp</text:p>
          </table:table-cell>
          <table:table-cell office:value-type="float" office:value="6.42715"/>
          <table:table-cell office:value-type="float" office:value="5.562"/>
          <table:table-cell office:value-type="float" office:value="5.53"/>
          <table:table-cell office:value-type="float" office:value="200067.0"/>
          <table:table-cell office:value-type="float" office:value="0.0"/>
          <table:table-cell office:value-type="float" office:value="26948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651499999999999"/>
          <table:table-cell office:value-type="float" office:value="0.87726"/>
          <table:table-cell table:formula="of:=MIN([.$B33])" office:value-type="float"/>
          <table:table-cell table:formula="of:=MIN([.$C33])" office:value-type="float"/>
          <table:table-cell table:formula="of:=MIN([.$D33])" office:value-type="float"/>
          <table:table-cell table:formula="of:=MIN([.$E33])" office:value-type="float"/>
          <table:table-cell table:formula="of:=MIN([.$F33])" office:value-type="float"/>
          <table:table-cell table:formula="of:=MIN([.$G33])" office:value-type="float"/>
          <table:table-cell table:formula="of:=MIN([.$H33])" office:value-type="float"/>
          <table:table-cell table:formula="of:=MIN([.$I33])" office:value-type="float"/>
          <table:table-cell table:formula="of:=MIN([.$J33])" office:value-type="float"/>
          <table:table-cell table:formula="of:=MIN([.$K33])" office:value-type="float"/>
          <table:table-cell table:formula="of:=MIN([.$L33])" office:value-type="float"/>
          <table:table-cell table:formula="of:=MEDIAN([.$B33])" office:value-type="float"/>
          <table:table-cell table:formula="of:=MEDIAN([.$C33])" office:value-type="float"/>
          <table:table-cell table:formula="of:=MEDIAN([.$D33])" office:value-type="float"/>
          <table:table-cell table:formula="of:=MEDIAN([.$E33])" office:value-type="float"/>
          <table:table-cell table:formula="of:=MEDIAN([.$F33])" office:value-type="float"/>
          <table:table-cell table:formula="of:=MEDIAN([.$G33])" office:value-type="float"/>
          <table:table-cell table:formula="of:=MEDIAN([.$H33])" office:value-type="float"/>
          <table:table-cell table:formula="of:=MEDIAN([.$I33])" office:value-type="float"/>
          <table:table-cell table:formula="of:=MEDIAN([.$J33])" office:value-type="float"/>
          <table:table-cell table:formula="of:=MEDIAN([.$K33])" office:value-type="float"/>
          <table:table-cell table:formula="of:=MEDIAN([.$L33])" office:value-type="float"/>
          <table:table-cell table:formula="of:=MAX([.$B33])" office:value-type="float"/>
          <table:table-cell table:formula="of:=MAX([.$C33])" office:value-type="float"/>
          <table:table-cell table:formula="of:=MAX([.$D33])" office:value-type="float"/>
          <table:table-cell table:formula="of:=MAX([.$E33])" office:value-type="float"/>
          <table:table-cell table:formula="of:=MAX([.$F33])" office:value-type="float"/>
          <table:table-cell table:formula="of:=MAX([.$G33])" office:value-type="float"/>
          <table:table-cell table:formula="of:=MAX([.$H33])" office:value-type="float"/>
          <table:table-cell table:formula="of:=MAX([.$I33])" office:value-type="float"/>
          <table:table-cell table:formula="of:=MAX([.$J33])" office:value-type="float"/>
          <table:table-cell table:formula="of:=MAX([.$K33])" office:value-type="float"/>
          <table:table-cell table:formula="of:=MAX([.$L33])" office:value-type="float"/>
        </table:table-row>
        <table:table-row table:style-name="ro1">
          <table:table-cell office:value-type="string">
            <text:p>./grid_9_5.lp</text:p>
          </table:table-cell>
          <table:table-cell office:value-type="float" office:value="4.30105"/>
          <table:table-cell office:value-type="float" office:value="3.475"/>
          <table:table-cell office:value-type="float" office:value="3.45"/>
          <table:table-cell office:value-type="float" office:value="200054.0"/>
          <table:table-cell office:value-type="float" office:value="0.0"/>
          <table:table-cell office:value-type="float" office:value="26752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2605"/>
          <table:table-cell office:value-type="float" office:value="0.8929"/>
          <table:table-cell table:formula="of:=MIN([.$B34])" office:value-type="float"/>
          <table:table-cell table:formula="of:=MIN([.$C34])" office:value-type="float"/>
          <table:table-cell table:formula="of:=MIN([.$D34])" office:value-type="float"/>
          <table:table-cell table:formula="of:=MIN([.$E34])" office:value-type="float"/>
          <table:table-cell table:formula="of:=MIN([.$F34])" office:value-type="float"/>
          <table:table-cell table:formula="of:=MIN([.$G34])" office:value-type="float"/>
          <table:table-cell table:formula="of:=MIN([.$H34])" office:value-type="float"/>
          <table:table-cell table:formula="of:=MIN([.$I34])" office:value-type="float"/>
          <table:table-cell table:formula="of:=MIN([.$J34])" office:value-type="float"/>
          <table:table-cell table:formula="of:=MIN([.$K34])" office:value-type="float"/>
          <table:table-cell table:formula="of:=MIN([.$L34])" office:value-type="float"/>
          <table:table-cell table:formula="of:=MEDIAN([.$B34])" office:value-type="float"/>
          <table:table-cell table:formula="of:=MEDIAN([.$C34])" office:value-type="float"/>
          <table:table-cell table:formula="of:=MEDIAN([.$D34])" office:value-type="float"/>
          <table:table-cell table:formula="of:=MEDIAN([.$E34])" office:value-type="float"/>
          <table:table-cell table:formula="of:=MEDIAN([.$F34])" office:value-type="float"/>
          <table:table-cell table:formula="of:=MEDIAN([.$G34])" office:value-type="float"/>
          <table:table-cell table:formula="of:=MEDIAN([.$H34])" office:value-type="float"/>
          <table:table-cell table:formula="of:=MEDIAN([.$I34])" office:value-type="float"/>
          <table:table-cell table:formula="of:=MEDIAN([.$J34])" office:value-type="float"/>
          <table:table-cell table:formula="of:=MEDIAN([.$K34])" office:value-type="float"/>
          <table:table-cell table:formula="of:=MEDIAN([.$L34])" office:value-type="float"/>
          <table:table-cell table:formula="of:=MAX([.$B34])" office:value-type="float"/>
          <table:table-cell table:formula="of:=MAX([.$C34])" office:value-type="float"/>
          <table:table-cell table:formula="of:=MAX([.$D34])" office:value-type="float"/>
          <table:table-cell table:formula="of:=MAX([.$E34])" office:value-type="float"/>
          <table:table-cell table:formula="of:=MAX([.$F34])" office:value-type="float"/>
          <table:table-cell table:formula="of:=MAX([.$G34])" office:value-type="float"/>
          <table:table-cell table:formula="of:=MAX([.$H34])" office:value-type="float"/>
          <table:table-cell table:formula="of:=MAX([.$I34])" office:value-type="float"/>
          <table:table-cell table:formula="of:=MAX([.$J34])" office:value-type="float"/>
          <table:table-cell table:formula="of:=MAX([.$K34])" office:value-type="float"/>
          <table:table-cell table:formula="of:=MAX([.$L34])" office:value-type="float"/>
        </table:table-row>
        <table:table-row table:style-name="ro1">
          <table:table-cell office:value-type="string">
            <text:p>./grid_9_6.lp</text:p>
          </table:table-cell>
          <table:table-cell office:value-type="float" office:value="5.17583"/>
          <table:table-cell office:value-type="float" office:value="4.288"/>
          <table:table-cell office:value-type="float" office:value="4.25"/>
          <table:table-cell office:value-type="float" office:value="200070.0"/>
          <table:table-cell office:value-type="float" office:value="0.0"/>
          <table:table-cell office:value-type="float" office:value="26521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878300000000001"/>
          <table:table-cell office:value-type="float" office:value="0.89312"/>
          <table:table-cell table:formula="of:=MIN([.$B35])" office:value-type="float"/>
          <table:table-cell table:formula="of:=MIN([.$C35])" office:value-type="float"/>
          <table:table-cell table:formula="of:=MIN([.$D35])" office:value-type="float"/>
          <table:table-cell table:formula="of:=MIN([.$E35])" office:value-type="float"/>
          <table:table-cell table:formula="of:=MIN([.$F35])" office:value-type="float"/>
          <table:table-cell table:formula="of:=MIN([.$G35])" office:value-type="float"/>
          <table:table-cell table:formula="of:=MIN([.$H35])" office:value-type="float"/>
          <table:table-cell table:formula="of:=MIN([.$I35])" office:value-type="float"/>
          <table:table-cell table:formula="of:=MIN([.$J35])" office:value-type="float"/>
          <table:table-cell table:formula="of:=MIN([.$K35])" office:value-type="float"/>
          <table:table-cell table:formula="of:=MIN([.$L35])" office:value-type="float"/>
          <table:table-cell table:formula="of:=MEDIAN([.$B35])" office:value-type="float"/>
          <table:table-cell table:formula="of:=MEDIAN([.$C35])" office:value-type="float"/>
          <table:table-cell table:formula="of:=MEDIAN([.$D35])" office:value-type="float"/>
          <table:table-cell table:formula="of:=MEDIAN([.$E35])" office:value-type="float"/>
          <table:table-cell table:formula="of:=MEDIAN([.$F35])" office:value-type="float"/>
          <table:table-cell table:formula="of:=MEDIAN([.$G35])" office:value-type="float"/>
          <table:table-cell table:formula="of:=MEDIAN([.$H35])" office:value-type="float"/>
          <table:table-cell table:formula="of:=MEDIAN([.$I35])" office:value-type="float"/>
          <table:table-cell table:formula="of:=MEDIAN([.$J35])" office:value-type="float"/>
          <table:table-cell table:formula="of:=MEDIAN([.$K35])" office:value-type="float"/>
          <table:table-cell table:formula="of:=MEDIAN([.$L35])" office:value-type="float"/>
          <table:table-cell table:formula="of:=MAX([.$B35])" office:value-type="float"/>
          <table:table-cell table:formula="of:=MAX([.$C35])" office:value-type="float"/>
          <table:table-cell table:formula="of:=MAX([.$D35])" office:value-type="float"/>
          <table:table-cell table:formula="of:=MAX([.$E35])" office:value-type="float"/>
          <table:table-cell table:formula="of:=MAX([.$F35])" office:value-type="float"/>
          <table:table-cell table:formula="of:=MAX([.$G35])" office:value-type="float"/>
          <table:table-cell table:formula="of:=MAX([.$H35])" office:value-type="float"/>
          <table:table-cell table:formula="of:=MAX([.$I35])" office:value-type="float"/>
          <table:table-cell table:formula="of:=MAX([.$J35])" office:value-type="float"/>
          <table:table-cell table:formula="of:=MAX([.$K35])" office:value-type="float"/>
          <table:table-cell table:formula="of:=MAX([.$L35])" office:value-type="float"/>
        </table:table-row>
        <table:table-row table:style-name="ro1">
          <table:table-cell office:value-type="string">
            <text:p>./grid_9_7.lp</text:p>
          </table:table-cell>
          <table:table-cell office:value-type="float" office:value="5.99605"/>
          <table:table-cell office:value-type="float" office:value="5.168"/>
          <table:table-cell office:value-type="float" office:value="5.13"/>
          <table:table-cell office:value-type="float" office:value="200088.0"/>
          <table:table-cell office:value-type="float" office:value="0.0"/>
          <table:table-cell office:value-type="float" office:value="270148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280500000000002"/>
          <table:table-cell office:value-type="float" office:value="0.8935"/>
          <table:table-cell table:formula="of:=MIN([.$B36])" office:value-type="float"/>
          <table:table-cell table:formula="of:=MIN([.$C36])" office:value-type="float"/>
          <table:table-cell table:formula="of:=MIN([.$D36])" office:value-type="float"/>
          <table:table-cell table:formula="of:=MIN([.$E36])" office:value-type="float"/>
          <table:table-cell table:formula="of:=MIN([.$F36])" office:value-type="float"/>
          <table:table-cell table:formula="of:=MIN([.$G36])" office:value-type="float"/>
          <table:table-cell table:formula="of:=MIN([.$H36])" office:value-type="float"/>
          <table:table-cell table:formula="of:=MIN([.$I36])" office:value-type="float"/>
          <table:table-cell table:formula="of:=MIN([.$J36])" office:value-type="float"/>
          <table:table-cell table:formula="of:=MIN([.$K36])" office:value-type="float"/>
          <table:table-cell table:formula="of:=MIN([.$L36])" office:value-type="float"/>
          <table:table-cell table:formula="of:=MEDIAN([.$B36])" office:value-type="float"/>
          <table:table-cell table:formula="of:=MEDIAN([.$C36])" office:value-type="float"/>
          <table:table-cell table:formula="of:=MEDIAN([.$D36])" office:value-type="float"/>
          <table:table-cell table:formula="of:=MEDIAN([.$E36])" office:value-type="float"/>
          <table:table-cell table:formula="of:=MEDIAN([.$F36])" office:value-type="float"/>
          <table:table-cell table:formula="of:=MEDIAN([.$G36])" office:value-type="float"/>
          <table:table-cell table:formula="of:=MEDIAN([.$H36])" office:value-type="float"/>
          <table:table-cell table:formula="of:=MEDIAN([.$I36])" office:value-type="float"/>
          <table:table-cell table:formula="of:=MEDIAN([.$J36])" office:value-type="float"/>
          <table:table-cell table:formula="of:=MEDIAN([.$K36])" office:value-type="float"/>
          <table:table-cell table:formula="of:=MEDIAN([.$L36])" office:value-type="float"/>
          <table:table-cell table:formula="of:=MAX([.$B36])" office:value-type="float"/>
          <table:table-cell table:formula="of:=MAX([.$C36])" office:value-type="float"/>
          <table:table-cell table:formula="of:=MAX([.$D36])" office:value-type="float"/>
          <table:table-cell table:formula="of:=MAX([.$E36])" office:value-type="float"/>
          <table:table-cell table:formula="of:=MAX([.$F36])" office:value-type="float"/>
          <table:table-cell table:formula="of:=MAX([.$G36])" office:value-type="float"/>
          <table:table-cell table:formula="of:=MAX([.$H36])" office:value-type="float"/>
          <table:table-cell table:formula="of:=MAX([.$I36])" office:value-type="float"/>
          <table:table-cell table:formula="of:=MAX([.$J36])" office:value-type="float"/>
          <table:table-cell table:formula="of:=MAX([.$K36])" office:value-type="float"/>
          <table:table-cell table:formula="of:=MAX([.$L36])" office:value-type="float"/>
        </table:table-row>
        <table:table-row table:style-name="ro1">
          <table:table-cell office:value-type="string">
            <text:p>./grid_9_8.lp</text:p>
          </table:table-cell>
          <table:table-cell office:value-type="float" office:value="7.86109"/>
          <table:table-cell office:value-type="float" office:value="6.992"/>
          <table:table-cell office:value-type="float" office:value="6.95"/>
          <table:table-cell office:value-type="float" office:value="200100.0"/>
          <table:table-cell office:value-type="float" office:value="0.0"/>
          <table:table-cell office:value-type="float" office:value="272508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690899999999999"/>
          <table:table-cell office:value-type="float" office:value="0.89393"/>
          <table:table-cell table:formula="of:=MIN([.$B37])" office:value-type="float"/>
          <table:table-cell table:formula="of:=MIN([.$C37])" office:value-type="float"/>
          <table:table-cell table:formula="of:=MIN([.$D37])" office:value-type="float"/>
          <table:table-cell table:formula="of:=MIN([.$E37])" office:value-type="float"/>
          <table:table-cell table:formula="of:=MIN([.$F37])" office:value-type="float"/>
          <table:table-cell table:formula="of:=MIN([.$G37])" office:value-type="float"/>
          <table:table-cell table:formula="of:=MIN([.$H37])" office:value-type="float"/>
          <table:table-cell table:formula="of:=MIN([.$I37])" office:value-type="float"/>
          <table:table-cell table:formula="of:=MIN([.$J37])" office:value-type="float"/>
          <table:table-cell table:formula="of:=MIN([.$K37])" office:value-type="float"/>
          <table:table-cell table:formula="of:=MIN([.$L37])" office:value-type="float"/>
          <table:table-cell table:formula="of:=MEDIAN([.$B37])" office:value-type="float"/>
          <table:table-cell table:formula="of:=MEDIAN([.$C37])" office:value-type="float"/>
          <table:table-cell table:formula="of:=MEDIAN([.$D37])" office:value-type="float"/>
          <table:table-cell table:formula="of:=MEDIAN([.$E37])" office:value-type="float"/>
          <table:table-cell table:formula="of:=MEDIAN([.$F37])" office:value-type="float"/>
          <table:table-cell table:formula="of:=MEDIAN([.$G37])" office:value-type="float"/>
          <table:table-cell table:formula="of:=MEDIAN([.$H37])" office:value-type="float"/>
          <table:table-cell table:formula="of:=MEDIAN([.$I37])" office:value-type="float"/>
          <table:table-cell table:formula="of:=MEDIAN([.$J37])" office:value-type="float"/>
          <table:table-cell table:formula="of:=MEDIAN([.$K37])" office:value-type="float"/>
          <table:table-cell table:formula="of:=MEDIAN([.$L37])" office:value-type="float"/>
          <table:table-cell table:formula="of:=MAX([.$B37])" office:value-type="float"/>
          <table:table-cell table:formula="of:=MAX([.$C37])" office:value-type="float"/>
          <table:table-cell table:formula="of:=MAX([.$D37])" office:value-type="float"/>
          <table:table-cell table:formula="of:=MAX([.$E37])" office:value-type="float"/>
          <table:table-cell table:formula="of:=MAX([.$F37])" office:value-type="float"/>
          <table:table-cell table:formula="of:=MAX([.$G37])" office:value-type="float"/>
          <table:table-cell table:formula="of:=MAX([.$H37])" office:value-type="float"/>
          <table:table-cell table:formula="of:=MAX([.$I37])" office:value-type="float"/>
          <table:table-cell table:formula="of:=MAX([.$J37])" office:value-type="float"/>
          <table:table-cell table:formula="of:=MAX([.$K37])" office:value-type="float"/>
          <table:table-cell table:formula="of:=MAX([.$L37])" office:value-type="float"/>
        </table:table-row>
        <table:table-row table:style-name="ro1">
          <table:table-cell office:value-type="string">
            <text:p>./grid_9_9.lp</text:p>
          </table:table-cell>
          <table:table-cell office:value-type="float" office:value="12.6389"/>
          <table:table-cell office:value-type="float" office:value="11.768"/>
          <table:table-cell office:value-type="float" office:value="11.72"/>
          <table:table-cell office:value-type="float" office:value="200109.0"/>
          <table:table-cell office:value-type="float" office:value="0.0"/>
          <table:table-cell office:value-type="float" office:value="27434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708999999999989"/>
          <table:table-cell office:value-type="float" office:value="0.89436"/>
          <table:table-cell table:formula="of:=MIN([.$B38])" office:value-type="float"/>
          <table:table-cell table:formula="of:=MIN([.$C38])" office:value-type="float"/>
          <table:table-cell table:formula="of:=MIN([.$D38])" office:value-type="float"/>
          <table:table-cell table:formula="of:=MIN([.$E38])" office:value-type="float"/>
          <table:table-cell table:formula="of:=MIN([.$F38])" office:value-type="float"/>
          <table:table-cell table:formula="of:=MIN([.$G38])" office:value-type="float"/>
          <table:table-cell table:formula="of:=MIN([.$H38])" office:value-type="float"/>
          <table:table-cell table:formula="of:=MIN([.$I38])" office:value-type="float"/>
          <table:table-cell table:formula="of:=MIN([.$J38])" office:value-type="float"/>
          <table:table-cell table:formula="of:=MIN([.$K38])" office:value-type="float"/>
          <table:table-cell table:formula="of:=MIN([.$L38])" office:value-type="float"/>
          <table:table-cell table:formula="of:=MEDIAN([.$B38])" office:value-type="float"/>
          <table:table-cell table:formula="of:=MEDIAN([.$C38])" office:value-type="float"/>
          <table:table-cell table:formula="of:=MEDIAN([.$D38])" office:value-type="float"/>
          <table:table-cell table:formula="of:=MEDIAN([.$E38])" office:value-type="float"/>
          <table:table-cell table:formula="of:=MEDIAN([.$F38])" office:value-type="float"/>
          <table:table-cell table:formula="of:=MEDIAN([.$G38])" office:value-type="float"/>
          <table:table-cell table:formula="of:=MEDIAN([.$H38])" office:value-type="float"/>
          <table:table-cell table:formula="of:=MEDIAN([.$I38])" office:value-type="float"/>
          <table:table-cell table:formula="of:=MEDIAN([.$J38])" office:value-type="float"/>
          <table:table-cell table:formula="of:=MEDIAN([.$K38])" office:value-type="float"/>
          <table:table-cell table:formula="of:=MEDIAN([.$L38])" office:value-type="float"/>
          <table:table-cell table:formula="of:=MAX([.$B38])" office:value-type="float"/>
          <table:table-cell table:formula="of:=MAX([.$C38])" office:value-type="float"/>
          <table:table-cell table:formula="of:=MAX([.$D38])" office:value-type="float"/>
          <table:table-cell table:formula="of:=MAX([.$E38])" office:value-type="float"/>
          <table:table-cell table:formula="of:=MAX([.$F38])" office:value-type="float"/>
          <table:table-cell table:formula="of:=MAX([.$G38])" office:value-type="float"/>
          <table:table-cell table:formula="of:=MAX([.$H38])" office:value-type="float"/>
          <table:table-cell table:formula="of:=MAX([.$I38])" office:value-type="float"/>
          <table:table-cell table:formula="of:=MAX([.$J38])" office:value-type="float"/>
          <table:table-cell table:formula="of:=MAX([.$K38])" office:value-type="float"/>
          <table:table-cell table:formula="of:=MAX([.$L38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8])" office:value-type="float"/>
          <table:table-cell table:formula="of:=SUM([.C3:.C38])" office:value-type="float"/>
          <table:table-cell table:formula="of:=SUM([.D3:.D38])" office:value-type="float"/>
          <table:table-cell table:formula="of:=SUM([.E3:.E38])" office:value-type="float"/>
          <table:table-cell table:formula="of:=SUM([.F3:.F38])" office:value-type="float"/>
          <table:table-cell table:formula="of:=SUM([.G3:.G38])" office:value-type="float"/>
          <table:table-cell table:formula="of:=SUM([.H3:.H38])" office:value-type="float"/>
          <table:table-cell table:formula="of:=SUM([.I3:.I38])" office:value-type="float"/>
          <table:table-cell table:formula="of:=SUM([.J3:.J38])" office:value-type="float"/>
          <table:table-cell table:formula="of:=SUM([.K3:.K38])" office:value-type="float"/>
          <table:table-cell table:formula="of:=SUM([.L3:.L38])" office:value-type="float"/>
          <table:table-cell table:formula="of:=SUM([.M3:.M38])" office:value-type="float"/>
          <table:table-cell table:formula="of:=SUM([.N3:.N38])" office:value-type="float"/>
          <table:table-cell table:formula="of:=SUM([.O3:.O38])" office:value-type="float"/>
          <table:table-cell table:formula="of:=SUM([.P3:.P38])" office:value-type="float"/>
          <table:table-cell table:formula="of:=SUM([.Q3:.Q38])" office:value-type="float"/>
          <table:table-cell table:formula="of:=SUM([.R3:.R38])" office:value-type="float"/>
          <table:table-cell table:formula="of:=SUM([.S3:.S38])" office:value-type="float"/>
          <table:table-cell table:formula="of:=SUM([.T3:.T38])" office:value-type="float"/>
          <table:table-cell table:formula="of:=SUM([.U3:.U38])" office:value-type="float"/>
          <table:table-cell table:formula="of:=SUM([.V3:.V38])" office:value-type="float"/>
          <table:table-cell table:formula="of:=SUM([.W3:.W38])" office:value-type="float"/>
          <table:table-cell table:formula="of:=SUM([.X3:.X38])" office:value-type="float"/>
          <table:table-cell table:formula="of:=SUM([.Y3:.Y38])" office:value-type="float"/>
          <table:table-cell table:formula="of:=SUM([.Z3:.Z38])" office:value-type="float"/>
          <table:table-cell table:formula="of:=SUM([.AA3:.AA38])" office:value-type="float"/>
          <table:table-cell table:formula="of:=SUM([.AB3:.AB38])" office:value-type="float"/>
          <table:table-cell table:formula="of:=SUM([.AC3:.AC38])" office:value-type="float"/>
          <table:table-cell table:formula="of:=SUM([.AD3:.AD38])" office:value-type="float"/>
          <table:table-cell table:formula="of:=SUM([.AE3:.AE38])" office:value-type="float"/>
          <table:table-cell table:formula="of:=SUM([.AF3:.AF38])" office:value-type="float"/>
          <table:table-cell table:formula="of:=SUM([.AG3:.AG38])" office:value-type="float"/>
          <table:table-cell table:formula="of:=SUM([.AH3:.AH38])" office:value-type="float"/>
          <table:table-cell table:formula="of:=SUM([.AI3:.AI38])" office:value-type="float"/>
          <table:table-cell table:formula="of:=SUM([.AJ3:.AJ38])" office:value-type="float"/>
          <table:table-cell table:formula="of:=SUM([.AK3:.AK38])" office:value-type="float"/>
          <table:table-cell table:formula="of:=SUM([.AL3:.AL38])" office:value-type="float"/>
          <table:table-cell table:formula="of:=SUM([.AM3:.AM38])" office:value-type="float"/>
          <table:table-cell table:formula="of:=SUM([.AN3:.AN38])" office:value-type="float"/>
          <table:table-cell table:formula="of:=SUM([.AO3:.AO38])" office:value-type="float"/>
          <table:table-cell table:formula="of:=SUM([.AP3:.AP38])" office:value-type="float"/>
          <table:table-cell table:formula="of:=SUM([.AQ3:.AQ38])" office:value-type="float"/>
          <table:table-cell table:formula="of:=SUM([.AR3:.AR38])" office:value-type="float"/>
          <table:table-cell table:formula="of:=SUM([.AS3:.AS38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8])" office:value-type="float"/>
          <table:table-cell table:formula="of:=AVERAGE([.C3:.C38])" office:value-type="float"/>
          <table:table-cell table:formula="of:=AVERAGE([.D3:.D38])" office:value-type="float"/>
          <table:table-cell table:formula="of:=AVERAGE([.E3:.E38])" office:value-type="float"/>
          <table:table-cell table:formula="of:=AVERAGE([.F3:.F38])" office:value-type="float"/>
          <table:table-cell table:formula="of:=AVERAGE([.G3:.G38])" office:value-type="float"/>
          <table:table-cell table:formula="of:=AVERAGE([.H3:.H38])" office:value-type="float"/>
          <table:table-cell table:formula="of:=AVERAGE([.I3:.I38])" office:value-type="float"/>
          <table:table-cell table:formula="of:=AVERAGE([.J3:.J38])" office:value-type="float"/>
          <table:table-cell table:formula="of:=AVERAGE([.K3:.K38])" office:value-type="float"/>
          <table:table-cell table:formula="of:=AVERAGE([.L3:.L38])" office:value-type="float"/>
          <table:table-cell table:formula="of:=AVERAGE([.M3:.M38])" office:value-type="float"/>
          <table:table-cell table:formula="of:=AVERAGE([.N3:.N38])" office:value-type="float"/>
          <table:table-cell table:formula="of:=AVERAGE([.O3:.O38])" office:value-type="float"/>
          <table:table-cell table:formula="of:=AVERAGE([.P3:.P38])" office:value-type="float"/>
          <table:table-cell table:formula="of:=AVERAGE([.Q3:.Q38])" office:value-type="float"/>
          <table:table-cell table:formula="of:=AVERAGE([.R3:.R38])" office:value-type="float"/>
          <table:table-cell table:formula="of:=AVERAGE([.S3:.S38])" office:value-type="float"/>
          <table:table-cell table:formula="of:=AVERAGE([.T3:.T38])" office:value-type="float"/>
          <table:table-cell table:formula="of:=AVERAGE([.U3:.U38])" office:value-type="float"/>
          <table:table-cell table:formula="of:=AVERAGE([.V3:.V38])" office:value-type="float"/>
          <table:table-cell table:formula="of:=AVERAGE([.W3:.W38])" office:value-type="float"/>
          <table:table-cell table:formula="of:=AVERAGE([.X3:.X38])" office:value-type="float"/>
          <table:table-cell table:formula="of:=AVERAGE([.Y3:.Y38])" office:value-type="float"/>
          <table:table-cell table:formula="of:=AVERAGE([.Z3:.Z38])" office:value-type="float"/>
          <table:table-cell table:formula="of:=AVERAGE([.AA3:.AA38])" office:value-type="float"/>
          <table:table-cell table:formula="of:=AVERAGE([.AB3:.AB38])" office:value-type="float"/>
          <table:table-cell table:formula="of:=AVERAGE([.AC3:.AC38])" office:value-type="float"/>
          <table:table-cell table:formula="of:=AVERAGE([.AD3:.AD38])" office:value-type="float"/>
          <table:table-cell table:formula="of:=AVERAGE([.AE3:.AE38])" office:value-type="float"/>
          <table:table-cell table:formula="of:=AVERAGE([.AF3:.AF38])" office:value-type="float"/>
          <table:table-cell table:formula="of:=AVERAGE([.AG3:.AG38])" office:value-type="float"/>
          <table:table-cell table:formula="of:=AVERAGE([.AH3:.AH38])" office:value-type="float"/>
          <table:table-cell table:formula="of:=AVERAGE([.AI3:.AI38])" office:value-type="float"/>
          <table:table-cell table:formula="of:=AVERAGE([.AJ3:.AJ38])" office:value-type="float"/>
          <table:table-cell table:formula="of:=AVERAGE([.AK3:.AK38])" office:value-type="float"/>
          <table:table-cell table:formula="of:=AVERAGE([.AL3:.AL38])" office:value-type="float"/>
          <table:table-cell table:formula="of:=AVERAGE([.AM3:.AM38])" office:value-type="float"/>
          <table:table-cell table:formula="of:=AVERAGE([.AN3:.AN38])" office:value-type="float"/>
          <table:table-cell table:formula="of:=AVERAGE([.AO3:.AO38])" office:value-type="float"/>
          <table:table-cell table:formula="of:=AVERAGE([.AP3:.AP38])" office:value-type="float"/>
          <table:table-cell table:formula="of:=AVERAGE([.AQ3:.AQ38])" office:value-type="float"/>
          <table:table-cell table:formula="of:=AVERAGE([.AR3:.AR38])" office:value-type="float"/>
          <table:table-cell table:formula="of:=AVERAGE([.AS3:.AS38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8])" office:value-type="float"/>
          <table:table-cell table:formula="of:=STDEV([.C3:.C38])" office:value-type="float"/>
          <table:table-cell table:formula="of:=STDEV([.D3:.D38])" office:value-type="float"/>
          <table:table-cell table:formula="of:=STDEV([.E3:.E38])" office:value-type="float"/>
          <table:table-cell table:formula="of:=STDEV([.F3:.F38])" office:value-type="float"/>
          <table:table-cell table:formula="of:=STDEV([.G3:.G38])" office:value-type="float"/>
          <table:table-cell table:formula="of:=STDEV([.H3:.H38])" office:value-type="float"/>
          <table:table-cell table:formula="of:=STDEV([.I3:.I38])" office:value-type="float"/>
          <table:table-cell table:formula="of:=STDEV([.J3:.J38])" office:value-type="float"/>
          <table:table-cell table:formula="of:=STDEV([.K3:.K38])" office:value-type="float"/>
          <table:table-cell table:formula="of:=STDEV([.L3:.L38])" office:value-type="float"/>
          <table:table-cell table:formula="of:=STDEV([.M3:.M38])" office:value-type="float"/>
          <table:table-cell table:formula="of:=STDEV([.N3:.N38])" office:value-type="float"/>
          <table:table-cell table:formula="of:=STDEV([.O3:.O38])" office:value-type="float"/>
          <table:table-cell table:formula="of:=STDEV([.P3:.P38])" office:value-type="float"/>
          <table:table-cell table:formula="of:=STDEV([.Q3:.Q38])" office:value-type="float"/>
          <table:table-cell table:formula="of:=STDEV([.R3:.R38])" office:value-type="float"/>
          <table:table-cell table:formula="of:=STDEV([.S3:.S38])" office:value-type="float"/>
          <table:table-cell table:formula="of:=STDEV([.T3:.T38])" office:value-type="float"/>
          <table:table-cell table:formula="of:=STDEV([.U3:.U38])" office:value-type="float"/>
          <table:table-cell table:formula="of:=STDEV([.V3:.V38])" office:value-type="float"/>
          <table:table-cell table:formula="of:=STDEV([.W3:.W38])" office:value-type="float"/>
          <table:table-cell table:formula="of:=STDEV([.X3:.X38])" office:value-type="float"/>
          <table:table-cell table:formula="of:=STDEV([.Y3:.Y38])" office:value-type="float"/>
          <table:table-cell table:formula="of:=STDEV([.Z3:.Z38])" office:value-type="float"/>
          <table:table-cell table:formula="of:=STDEV([.AA3:.AA38])" office:value-type="float"/>
          <table:table-cell table:formula="of:=STDEV([.AB3:.AB38])" office:value-type="float"/>
          <table:table-cell table:formula="of:=STDEV([.AC3:.AC38])" office:value-type="float"/>
          <table:table-cell table:formula="of:=STDEV([.AD3:.AD38])" office:value-type="float"/>
          <table:table-cell table:formula="of:=STDEV([.AE3:.AE38])" office:value-type="float"/>
          <table:table-cell table:formula="of:=STDEV([.AF3:.AF38])" office:value-type="float"/>
          <table:table-cell table:formula="of:=STDEV([.AG3:.AG38])" office:value-type="float"/>
          <table:table-cell table:formula="of:=STDEV([.AH3:.AH38])" office:value-type="float"/>
          <table:table-cell table:formula="of:=STDEV([.AI3:.AI38])" office:value-type="float"/>
          <table:table-cell table:formula="of:=STDEV([.AJ3:.AJ38])" office:value-type="float"/>
          <table:table-cell table:formula="of:=STDEV([.AK3:.AK38])" office:value-type="float"/>
          <table:table-cell table:formula="of:=STDEV([.AL3:.AL38])" office:value-type="float"/>
          <table:table-cell table:formula="of:=STDEV([.AM3:.AM38])" office:value-type="float"/>
          <table:table-cell table:formula="of:=STDEV([.AN3:.AN38])" office:value-type="float"/>
          <table:table-cell table:formula="of:=STDEV([.AO3:.AO38])" office:value-type="float"/>
          <table:table-cell table:formula="of:=STDEV([.AP3:.AP38])" office:value-type="float"/>
          <table:table-cell table:formula="of:=STDEV([.AQ3:.AQ38])" office:value-type="float"/>
          <table:table-cell table:formula="of:=STDEV([.AR3:.AR38])" office:value-type="float"/>
          <table:table-cell table:formula="of:=STDEV([.AS3:.AS38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8]-[.$M3:.$M38])^2)^0.5" office:value-type="float"/>
          <table:table-cell table:number-matrix-columns-spanned="1" table:number-matrix-rows-spanned="1" table:formula="of:=SUM(([.C3:.C38]-[.$N3:.$N38])^2)^0.5" office:value-type="float"/>
          <table:table-cell table:number-matrix-columns-spanned="1" table:number-matrix-rows-spanned="1" table:formula="of:=SUM(([.D3:.D38]-[.$O3:.$O38])^2)^0.5" office:value-type="float"/>
          <table:table-cell table:number-matrix-columns-spanned="1" table:number-matrix-rows-spanned="1" table:formula="of:=SUM(([.E3:.E38]-[.$P3:.$P38])^2)^0.5" office:value-type="float"/>
          <table:table-cell table:number-matrix-columns-spanned="1" table:number-matrix-rows-spanned="1" table:formula="of:=SUM(([.F3:.F38]-[.$Q3:.$Q38])^2)^0.5" office:value-type="float"/>
          <table:table-cell table:number-matrix-columns-spanned="1" table:number-matrix-rows-spanned="1" table:formula="of:=SUM(([.G3:.G38]-[.$R3:.$R38])^2)^0.5" office:value-type="float"/>
          <table:table-cell table:number-matrix-columns-spanned="1" table:number-matrix-rows-spanned="1" table:formula="of:=SUM(([.H3:.H38]-[.$S3:.$S38])^2)^0.5" office:value-type="float"/>
          <table:table-cell table:number-matrix-columns-spanned="1" table:number-matrix-rows-spanned="1" table:formula="of:=SUM(([.I3:.I38]-[.$T3:.$T38])^2)^0.5" office:value-type="float"/>
          <table:table-cell table:number-matrix-columns-spanned="1" table:number-matrix-rows-spanned="1" table:formula="of:=SUM(([.J3:.J38]-[.$U3:.$U38])^2)^0.5" office:value-type="float"/>
          <table:table-cell table:number-matrix-columns-spanned="1" table:number-matrix-rows-spanned="1" table:formula="of:=SUM(([.K3:.K38]-[.$V3:.$V38])^2)^0.5" office:value-type="float"/>
          <table:table-cell table:number-matrix-columns-spanned="1" table:number-matrix-rows-spanned="1" table:formula="of:=SUM(([.L3:.L38]-[.$W3:.$W38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8]=[.$M3:.$M38])" office:value-type="float"/>
          <table:table-cell table:number-matrix-columns-spanned="1" table:number-matrix-rows-spanned="1" table:formula="of:=SUM([.C3:.C38]=[.$N3:.$N38])" office:value-type="float"/>
          <table:table-cell table:number-matrix-columns-spanned="1" table:number-matrix-rows-spanned="1" table:formula="of:=SUM([.D3:.D38]=[.$O3:.$O38])" office:value-type="float"/>
          <table:table-cell table:number-matrix-columns-spanned="1" table:number-matrix-rows-spanned="1" table:formula="of:=SUM([.E3:.E38]=[.$P3:.$P38])" office:value-type="float"/>
          <table:table-cell table:number-matrix-columns-spanned="1" table:number-matrix-rows-spanned="1" table:formula="of:=SUM([.F3:.F38]=[.$Q3:.$Q38])" office:value-type="float"/>
          <table:table-cell table:number-matrix-columns-spanned="1" table:number-matrix-rows-spanned="1" table:formula="of:=SUM([.G3:.G38]=[.$R3:.$R38])" office:value-type="float"/>
          <table:table-cell table:number-matrix-columns-spanned="1" table:number-matrix-rows-spanned="1" table:formula="of:=SUM([.H3:.H38]=[.$S3:.$S38])" office:value-type="float"/>
          <table:table-cell table:number-matrix-columns-spanned="1" table:number-matrix-rows-spanned="1" table:formula="of:=SUM([.I3:.I38]=[.$T3:.$T38])" office:value-type="float"/>
          <table:table-cell table:number-matrix-columns-spanned="1" table:number-matrix-rows-spanned="1" table:formula="of:=SUM([.J3:.J38]=[.$U3:.$U38])" office:value-type="float"/>
          <table:table-cell table:number-matrix-columns-spanned="1" table:number-matrix-rows-spanned="1" table:formula="of:=SUM([.K3:.K38]=[.$V3:.$V38])" office:value-type="float"/>
          <table:table-cell table:number-matrix-columns-spanned="1" table:number-matrix-rows-spanned="1" table:formula="of:=SUM([.L3:.L38]=[.$W3:.$W38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8]&lt;[.$X3:.$X38])" office:value-type="float"/>
          <table:table-cell table:number-matrix-columns-spanned="1" table:number-matrix-rows-spanned="1" table:formula="of:=SUM([.C3:.C38]&lt;[.$Y3:.$Y38])" office:value-type="float"/>
          <table:table-cell table:number-matrix-columns-spanned="1" table:number-matrix-rows-spanned="1" table:formula="of:=SUM([.D3:.D38]&lt;[.$Z3:.$Z38])" office:value-type="float"/>
          <table:table-cell table:number-matrix-columns-spanned="1" table:number-matrix-rows-spanned="1" table:formula="of:=SUM([.E3:.E38]&lt;[.$AA3:.$AA38])" office:value-type="float"/>
          <table:table-cell table:number-matrix-columns-spanned="1" table:number-matrix-rows-spanned="1" table:formula="of:=SUM([.F3:.F38]&lt;[.$AB3:.$AB38])" office:value-type="float"/>
          <table:table-cell table:number-matrix-columns-spanned="1" table:number-matrix-rows-spanned="1" table:formula="of:=SUM([.G3:.G38]&lt;[.$AC3:.$AC38])" office:value-type="float"/>
          <table:table-cell table:number-matrix-columns-spanned="1" table:number-matrix-rows-spanned="1" table:formula="of:=SUM([.H3:.H38]&lt;[.$AD3:.$AD38])" office:value-type="float"/>
          <table:table-cell table:number-matrix-columns-spanned="1" table:number-matrix-rows-spanned="1" table:formula="of:=SUM([.I3:.I38]&lt;[.$AE3:.$AE38])" office:value-type="float"/>
          <table:table-cell table:number-matrix-columns-spanned="1" table:number-matrix-rows-spanned="1" table:formula="of:=SUM([.J3:.J38]&lt;[.$AF3:.$AF38])" office:value-type="float"/>
          <table:table-cell table:number-matrix-columns-spanned="1" table:number-matrix-rows-spanned="1" table:formula="of:=SUM([.K3:.K38]&lt;[.$AG3:.$AG38])" office:value-type="float"/>
          <table:table-cell table:number-matrix-columns-spanned="1" table:number-matrix-rows-spanned="1" table:formula="of:=SUM([.L3:.L38]&lt;[.$AH3:.$AH38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8]&gt;[.$X3:.$X38])" office:value-type="float"/>
          <table:table-cell table:number-matrix-columns-spanned="1" table:number-matrix-rows-spanned="1" table:formula="of:=SUM([.C3:.C38]&gt;[.$Y3:.$Y38])" office:value-type="float"/>
          <table:table-cell table:number-matrix-columns-spanned="1" table:number-matrix-rows-spanned="1" table:formula="of:=SUM([.D3:.D38]&gt;[.$Z3:.$Z38])" office:value-type="float"/>
          <table:table-cell table:number-matrix-columns-spanned="1" table:number-matrix-rows-spanned="1" table:formula="of:=SUM([.E3:.E38]&gt;[.$AA3:.$AA38])" office:value-type="float"/>
          <table:table-cell table:number-matrix-columns-spanned="1" table:number-matrix-rows-spanned="1" table:formula="of:=SUM([.F3:.F38]&gt;[.$AB3:.$AB38])" office:value-type="float"/>
          <table:table-cell table:number-matrix-columns-spanned="1" table:number-matrix-rows-spanned="1" table:formula="of:=SUM([.G3:.G38]&gt;[.$AC3:.$AC38])" office:value-type="float"/>
          <table:table-cell table:number-matrix-columns-spanned="1" table:number-matrix-rows-spanned="1" table:formula="of:=SUM([.H3:.H38]&gt;[.$AD3:.$AD38])" office:value-type="float"/>
          <table:table-cell table:number-matrix-columns-spanned="1" table:number-matrix-rows-spanned="1" table:formula="of:=SUM([.I3:.I38]&gt;[.$AE3:.$AE38])" office:value-type="float"/>
          <table:table-cell table:number-matrix-columns-spanned="1" table:number-matrix-rows-spanned="1" table:formula="of:=SUM([.J3:.J38]&gt;[.$AF3:.$AF38])" office:value-type="float"/>
          <table:table-cell table:number-matrix-columns-spanned="1" table:number-matrix-rows-spanned="1" table:formula="of:=SUM([.K3:.K38]&gt;[.$AG3:.$AG38])" office:value-type="float"/>
          <table:table-cell table:number-matrix-columns-spanned="1" table:number-matrix-rows-spanned="1" table:formula="of:=SUM([.L3:.L38]&gt;[.$AH3:.$AH38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8]=[.$AI3:.$AI38])" office:value-type="float"/>
          <table:table-cell table:number-matrix-columns-spanned="1" table:number-matrix-rows-spanned="1" table:formula="of:=SUM([.C3:.C38]=[.$AJ3:.$AJ38])" office:value-type="float"/>
          <table:table-cell table:number-matrix-columns-spanned="1" table:number-matrix-rows-spanned="1" table:formula="of:=SUM([.D3:.D38]=[.$AK3:.$AK38])" office:value-type="float"/>
          <table:table-cell table:number-matrix-columns-spanned="1" table:number-matrix-rows-spanned="1" table:formula="of:=SUM([.E3:.E38]=[.$AL3:.$AL38])" office:value-type="float"/>
          <table:table-cell table:number-matrix-columns-spanned="1" table:number-matrix-rows-spanned="1" table:formula="of:=SUM([.F3:.F38]=[.$AM3:.$AM38])" office:value-type="float"/>
          <table:table-cell table:number-matrix-columns-spanned="1" table:number-matrix-rows-spanned="1" table:formula="of:=SUM([.G3:.G38]=[.$AN3:.$AN38])" office:value-type="float"/>
          <table:table-cell table:number-matrix-columns-spanned="1" table:number-matrix-rows-spanned="1" table:formula="of:=SUM([.H3:.H38]=[.$AO3:.$AO38])" office:value-type="float"/>
          <table:table-cell table:number-matrix-columns-spanned="1" table:number-matrix-rows-spanned="1" table:formula="of:=SUM([.I3:.I38]=[.$AP3:.$AP38])" office:value-type="float"/>
          <table:table-cell table:number-matrix-columns-spanned="1" table:number-matrix-rows-spanned="1" table:formula="of:=SUM([.J3:.J38]=[.$AQ3:.$AQ38])" office:value-type="float"/>
          <table:table-cell table:number-matrix-columns-spanned="1" table:number-matrix-rows-spanned="1" table:formula="of:=SUM([.K3:.K38]=[.$AR3:.$AR38])" office:value-type="float"/>
          <table:table-cell table:number-matrix-columns-spanned="1" table:number-matrix-rows-spanned="1" table:formula="of:=SUM([.L3:.L38]=[.$AS3:.$AS38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samp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8])" office:value-type="float"/>
          <table:table-cell table:formula="of:=AVERAGE([Instances.C3:Instances.C38])" office:value-type="float"/>
          <table:table-cell table:formula="of:=AVERAGE([Instances.D3:Instances.D38])" office:value-type="float"/>
          <table:table-cell table:formula="of:=AVERAGE([Instances.E3:Instances.E38])" office:value-type="float"/>
          <table:table-cell table:formula="of:=SUM([Instances.F3:Instances.F38])" office:value-type="float"/>
          <table:table-cell table:formula="of:=AVERAGE([Instances.G3:Instances.G38])" office:value-type="float"/>
          <table:table-cell table:formula="of:=AVERAGE([Instances.H3:Instances.H38])" office:value-type="float"/>
          <table:table-cell table:formula="of:=AVERAGE([Instances.I3:Instances.I38])" office:value-type="float"/>
          <table:table-cell table:formula="of:=AVERAGE([Instances.J3:Instances.J38])" office:value-type="float"/>
          <table:table-cell table:formula="of:=AVERAGE([Instances.K3:Instances.K38])" office:value-type="float"/>
          <table:table-cell table:formula="of:=AVERAGE([Instances.L3:Instances.L38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M3:.$M3])^2)^0.5" office:value-type="float"/>
          <table:table-cell table:number-matrix-columns-spanned="1" table:number-matrix-rows-spanned="1" table:formula="of:=SUM(([.C3:.C3]-[.$N3:.$N3])^2)^0.5" office:value-type="float"/>
          <table:table-cell table:number-matrix-columns-spanned="1" table:number-matrix-rows-spanned="1" table:formula="of:=SUM(([.D3:.D3]-[.$O3:.$O3])^2)^0.5" office:value-type="float"/>
          <table:table-cell table:number-matrix-columns-spanned="1" table:number-matrix-rows-spanned="1" table:formula="of:=SUM(([.E3:.E3]-[.$P3:.$P3])^2)^0.5" office:value-type="float"/>
          <table:table-cell table:number-matrix-columns-spanned="1" table:number-matrix-rows-spanned="1" table:formula="of:=SUM(([.F3:.F3]-[.$Q3:.$Q3])^2)^0.5" office:value-type="float"/>
          <table:table-cell table:number-matrix-columns-spanned="1" table:number-matrix-rows-spanned="1" table:formula="of:=SUM(([.G3:.G3]-[.$R3:.$R3])^2)^0.5" office:value-type="float"/>
          <table:table-cell table:number-matrix-columns-spanned="1" table:number-matrix-rows-spanned="1" table:formula="of:=SUM(([.H3:.H3]-[.$S3:.$S3])^2)^0.5" office:value-type="float"/>
          <table:table-cell table:number-matrix-columns-spanned="1" table:number-matrix-rows-spanned="1" table:formula="of:=SUM(([.I3:.I3]-[.$T3:.$T3])^2)^0.5" office:value-type="float"/>
          <table:table-cell table:number-matrix-columns-spanned="1" table:number-matrix-rows-spanned="1" table:formula="of:=SUM(([.J3:.J3]-[.$U3:.$U3])^2)^0.5" office:value-type="float"/>
          <table:table-cell table:number-matrix-columns-spanned="1" table:number-matrix-rows-spanned="1" table:formula="of:=SUM(([.K3:.K3]-[.$V3:.$V3])^2)^0.5" office:value-type="float"/>
          <table:table-cell table:number-matrix-columns-spanned="1" table:number-matrix-rows-spanned="1" table:formula="of:=SUM(([.L3:.L3]-[.$W3:.$W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M3:.$M3])" office:value-type="float"/>
          <table:table-cell table:number-matrix-columns-spanned="1" table:number-matrix-rows-spanned="1" table:formula="of:=SUM([.C3:.C3]=[.$N3:.$N3])" office:value-type="float"/>
          <table:table-cell table:number-matrix-columns-spanned="1" table:number-matrix-rows-spanned="1" table:formula="of:=SUM([.D3:.D3]=[.$O3:.$O3])" office:value-type="float"/>
          <table:table-cell table:number-matrix-columns-spanned="1" table:number-matrix-rows-spanned="1" table:formula="of:=SUM([.E3:.E3]=[.$P3:.$P3])" office:value-type="float"/>
          <table:table-cell table:number-matrix-columns-spanned="1" table:number-matrix-rows-spanned="1" table:formula="of:=SUM([.F3:.F3]=[.$Q3:.$Q3])" office:value-type="float"/>
          <table:table-cell table:number-matrix-columns-spanned="1" table:number-matrix-rows-spanned="1" table:formula="of:=SUM([.G3:.G3]=[.$R3:.$R3])" office:value-type="float"/>
          <table:table-cell table:number-matrix-columns-spanned="1" table:number-matrix-rows-spanned="1" table:formula="of:=SUM([.H3:.H3]=[.$S3:.$S3])" office:value-type="float"/>
          <table:table-cell table:number-matrix-columns-spanned="1" table:number-matrix-rows-spanned="1" table:formula="of:=SUM([.I3:.I3]=[.$T3:.$T3])" office:value-type="float"/>
          <table:table-cell table:number-matrix-columns-spanned="1" table:number-matrix-rows-spanned="1" table:formula="of:=SUM([.J3:.J3]=[.$U3:.$U3])" office:value-type="float"/>
          <table:table-cell table:number-matrix-columns-spanned="1" table:number-matrix-rows-spanned="1" table:formula="of:=SUM([.K3:.K3]=[.$V3:.$V3])" office:value-type="float"/>
          <table:table-cell table:number-matrix-columns-spanned="1" table:number-matrix-rows-spanned="1" table:formula="of:=SUM([.L3:.L3]=[.$W3:.$W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X3:.$X3])" office:value-type="float"/>
          <table:table-cell table:number-matrix-columns-spanned="1" table:number-matrix-rows-spanned="1" table:formula="of:=SUM([.C3:.C3]&lt;[.$Y3:.$Y3])" office:value-type="float"/>
          <table:table-cell table:number-matrix-columns-spanned="1" table:number-matrix-rows-spanned="1" table:formula="of:=SUM([.D3:.D3]&lt;[.$Z3:.$Z3])" office:value-type="float"/>
          <table:table-cell table:number-matrix-columns-spanned="1" table:number-matrix-rows-spanned="1" table:formula="of:=SUM([.E3:.E3]&lt;[.$AA3:.$AA3])" office:value-type="float"/>
          <table:table-cell table:number-matrix-columns-spanned="1" table:number-matrix-rows-spanned="1" table:formula="of:=SUM([.F3:.F3]&lt;[.$AB3:.$AB3])" office:value-type="float"/>
          <table:table-cell table:number-matrix-columns-spanned="1" table:number-matrix-rows-spanned="1" table:formula="of:=SUM([.G3:.G3]&lt;[.$AC3:.$AC3])" office:value-type="float"/>
          <table:table-cell table:number-matrix-columns-spanned="1" table:number-matrix-rows-spanned="1" table:formula="of:=SUM([.H3:.H3]&lt;[.$AD3:.$AD3])" office:value-type="float"/>
          <table:table-cell table:number-matrix-columns-spanned="1" table:number-matrix-rows-spanned="1" table:formula="of:=SUM([.I3:.I3]&lt;[.$AE3:.$AE3])" office:value-type="float"/>
          <table:table-cell table:number-matrix-columns-spanned="1" table:number-matrix-rows-spanned="1" table:formula="of:=SUM([.J3:.J3]&lt;[.$AF3:.$AF3])" office:value-type="float"/>
          <table:table-cell table:number-matrix-columns-spanned="1" table:number-matrix-rows-spanned="1" table:formula="of:=SUM([.K3:.K3]&lt;[.$AG3:.$AG3])" office:value-type="float"/>
          <table:table-cell table:number-matrix-columns-spanned="1" table:number-matrix-rows-spanned="1" table:formula="of:=SUM([.L3:.L3]&lt;[.$AH3:.$AH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X3:.$X3])" office:value-type="float"/>
          <table:table-cell table:number-matrix-columns-spanned="1" table:number-matrix-rows-spanned="1" table:formula="of:=SUM([.C3:.C3]&gt;[.$Y3:.$Y3])" office:value-type="float"/>
          <table:table-cell table:number-matrix-columns-spanned="1" table:number-matrix-rows-spanned="1" table:formula="of:=SUM([.D3:.D3]&gt;[.$Z3:.$Z3])" office:value-type="float"/>
          <table:table-cell table:number-matrix-columns-spanned="1" table:number-matrix-rows-spanned="1" table:formula="of:=SUM([.E3:.E3]&gt;[.$AA3:.$AA3])" office:value-type="float"/>
          <table:table-cell table:number-matrix-columns-spanned="1" table:number-matrix-rows-spanned="1" table:formula="of:=SUM([.F3:.F3]&gt;[.$AB3:.$AB3])" office:value-type="float"/>
          <table:table-cell table:number-matrix-columns-spanned="1" table:number-matrix-rows-spanned="1" table:formula="of:=SUM([.G3:.G3]&gt;[.$AC3:.$AC3])" office:value-type="float"/>
          <table:table-cell table:number-matrix-columns-spanned="1" table:number-matrix-rows-spanned="1" table:formula="of:=SUM([.H3:.H3]&gt;[.$AD3:.$AD3])" office:value-type="float"/>
          <table:table-cell table:number-matrix-columns-spanned="1" table:number-matrix-rows-spanned="1" table:formula="of:=SUM([.I3:.I3]&gt;[.$AE3:.$AE3])" office:value-type="float"/>
          <table:table-cell table:number-matrix-columns-spanned="1" table:number-matrix-rows-spanned="1" table:formula="of:=SUM([.J3:.J3]&gt;[.$AF3:.$AF3])" office:value-type="float"/>
          <table:table-cell table:number-matrix-columns-spanned="1" table:number-matrix-rows-spanned="1" table:formula="of:=SUM([.K3:.K3]&gt;[.$AG3:.$AG3])" office:value-type="float"/>
          <table:table-cell table:number-matrix-columns-spanned="1" table:number-matrix-rows-spanned="1" table:formula="of:=SUM([.L3:.L3]&gt;[.$AH3:.$AH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I3:.$AI3])" office:value-type="float"/>
          <table:table-cell table:number-matrix-columns-spanned="1" table:number-matrix-rows-spanned="1" table:formula="of:=SUM([.C3:.C3]=[.$AJ3:.$AJ3])" office:value-type="float"/>
          <table:table-cell table:number-matrix-columns-spanned="1" table:number-matrix-rows-spanned="1" table:formula="of:=SUM([.D3:.D3]=[.$AK3:.$AK3])" office:value-type="float"/>
          <table:table-cell table:number-matrix-columns-spanned="1" table:number-matrix-rows-spanned="1" table:formula="of:=SUM([.E3:.E3]=[.$AL3:.$AL3])" office:value-type="float"/>
          <table:table-cell table:number-matrix-columns-spanned="1" table:number-matrix-rows-spanned="1" table:formula="of:=SUM([.F3:.F3]=[.$AM3:.$AM3])" office:value-type="float"/>
          <table:table-cell table:number-matrix-columns-spanned="1" table:number-matrix-rows-spanned="1" table:formula="of:=SUM([.G3:.G3]=[.$AN3:.$AN3])" office:value-type="float"/>
          <table:table-cell table:number-matrix-columns-spanned="1" table:number-matrix-rows-spanned="1" table:formula="of:=SUM([.H3:.H3]=[.$AO3:.$AO3])" office:value-type="float"/>
          <table:table-cell table:number-matrix-columns-spanned="1" table:number-matrix-rows-spanned="1" table:formula="of:=SUM([.I3:.I3]=[.$AP3:.$AP3])" office:value-type="float"/>
          <table:table-cell table:number-matrix-columns-spanned="1" table:number-matrix-rows-spanned="1" table:formula="of:=SUM([.J3:.J3]=[.$AQ3:.$AQ3])" office:value-type="float"/>
          <table:table-cell table:number-matrix-columns-spanned="1" table:number-matrix-rows-spanned="1" table:formula="of:=SUM([.K3:.K3]=[.$AR3:.$AR3])" office:value-type="float"/>
          <table:table-cell table:number-matrix-columns-spanned="1" table:number-matrix-rows-spanned="1" table:formula="of:=SUM([.L3:.L3]=[.$AS3:.$AS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